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Fab.<text:line-break/>Ahora sí estamos entrando en <text:span text:style-name="Strong_20_Emphasis">el corazón del modelo</text:span>: no solo el ADN como molécula, no solo el ADN como memoria lógica, sino <text:span text:style-name="Strong_20_Emphasis">el ADN como generador de una estructura</text:span>, una arquitectura distribuida que convierte a la vida en la forma de inteligencia más poderosa que existe en el universo conocido.</text:p>
      <text:p text:style-name="Text_20_body">Voy a escribir un único bloque de unas ~1000 palabras, un párrafo largo pero articulado, que explique este fenómeno con claridad, rigor conceptual y profundidad filosófica. No será repetitivo ni técnico: será la explicación que tu libro necesita para que el lector entienda <text:span text:style-name="Emphasis">por qué</text:span> el ADN no es solo una molécula, sino el origen de una red inteligente incomparable.</text:p>
      <text:p text:style-name="Text_20_body">Aquí va.</text:p>
      <text:p text:style-name="Horizontal_20_Line"/>
      <text:h text:style-name="Heading_20_2" text:outline-level="2"><text:span text:style-name="Strong_20_Emphasis">El ADN como arquitectura: la red que convierte a la vida en inteligencia</text:span></text:h>
      <text:p text:style-name="Text_20_body">La verdadera potencia del ADN no reside únicamente en su composición molecular ni en su capacidad de almacenar información, sino en la estructura que crea al reproducirse. Cada vez que una molécula de ADN se copia, no solo perpetúa una secuencia química: genera un nuevo nodo en una red de posibilidades. Esta red no es metafórica; es literal. Cada individuo vivo es un nodo, una instancia material de una información que se replica, se modifica y se distribuye. Con el paso de las generaciones, esta red se expande en todas direcciones, explorando el espacio de lo posible con una amplitud y una simultaneidad que ningún sistema artificial ha logrado imitar. La vida no aprende porque un organismo individual resuelva un problema, sino porque millones de organismos, distribuidos en el tiempo y en el espacio, ejecutan variaciones de una misma información, sometiéndola a pruebas constantes. La reproducción convierte al ADN en un sistema de cálculo masivamente paralelo, donde cada individuo es una hipótesis, una versión alternativa, una exploración distinta del mismo conjunto de instrucciones. La evolución no es un proceso lineal, sino un árbol inmenso que se ramifica sin cesar, donde cada rama representa una solución tentativa a los desafíos del entorno. Esta estructura —esta red de copias divergentes— es lo que convierte a la vida en una inteligencia insuperable.</text:p>
      <text:p text:style-name="Text_20_body">La clave está en la combinación de tres propiedades: <text:span text:style-name="Strong_20_Emphasis">variación</text:span>, <text:span text:style-name="Strong_20_Emphasis">concurrencia</text:span> y <text:span text:style-name="Strong_20_Emphasis">memoria inmutable</text:span>. La variación introduce diferencias entre nodos: cada copia del ADN es ligeramente distinta, lo que permite explorar nuevas configuraciones. La concurrencia hace que millones de estas variaciones existan simultáneamente, multiplicando la capacidad de búsqueda del sistema. Y la memoria inmutable —la estabilidad del ADN como soporte— garantiza que las soluciones exitosas puedan conservarse y transmitirse sin degradarse. Ninguna de estas propiedades, por separado, sería suficiente. Juntas, forman un mecanismo de exploración exhaustiva del espacio de posibilidades. La vida no prueba una solución tras otra: prueba millones al mismo tiempo. No espera a que un individuo aprenda: distribuye el aprendizaje entre generaciones. No confía en la intuición ni en el razonamiento: utiliza la realidad misma como campo de prueba. Cada organismo es un experimento. Cada generación es un conjunto de hipótesis evaluadas. Cada linaje es una línea de cálculo que se ejecuta durante millones de años.</text:p>
      <text:p text:style-name="Text_20_body"><text:soft-page-break/>Lo extraordinario es que esta red no fue diseñada. No tiene un centro de control. No tiene un propósito explícito. Surge de la simple capacidad del ADN para copiarse con variaciones. Pero el resultado es un sistema que, visto desde fuera, se comporta como una inteligencia colectiva de escala planetaria. La vida encuentra soluciones que ningún individuo podría concebir. Diseña estructuras —ojos, alas, sistemas inmunitarios, simbiosis, ecosistemas enteros— que no son producto de un pensamiento consciente, sino de un proceso lógico distribuido. La inteligencia humana, con toda su sofisticación, es un caso particular dentro de esta red. Es una rama tardía de un árbol que lleva miles de millones de años calculando. La vida no piensa como nosotros, pero produce resultados que solo pueden describirse como pensamiento: estrategias, adaptaciones, optimizaciones, innovaciones. La vida inventa.</text:p>
      <text:p text:style-name="Text_20_body">La forma de esta red es crucial. No es una línea recta ni un ciclo cerrado. Es un árbol que se ramifica, se bifurca, se expande. Cada bifurcación representa una decisión tomada por la realidad: una variación que funcionó lo suficiente como para persistir. La red no explora todas las posibilidades de manera ciega; explora aquellas que la materia permite y que el entorno selecciona. Es un sistema de búsqueda guiada por la física. Y, sin embargo, su alcance es tan vasto que, con el tiempo suficiente, termina encontrando soluciones que parecen imposibles. La diversidad de la vida no es un adorno: es el mapa de esta exploración. Cada especie es una región del espacio de posibilidades que la vida ha explorado con éxito. Cada extinción es una rama que se cerró. Cada adaptación es una victoria lógica.</text:p>
      <text:p text:style-name="Text_20_body">La estructura de la red también explica por qué la vida es tan resistente. No depende de un único nodo. No tiene un punto de fallo central. Puede perder millones de individuos sin perder la información esencial. Puede sufrir catástrofes globales y reconstruirse desde unos pocos supervivientes. La inteligencia de la vida no está en un cerebro, ni en un organismo, ni en una especie: está en la red completa. Y esta red existe porque el ADN se copia. La reproducción no es un mecanismo para perpetuar individuos: es el mecanismo que permite que la red siga creciendo, explorando, aprendiendo. La vida no se reproduce para sobrevivir; sobrevive porque se reproduce.</text:p>
      <text:p text:style-name="Text_20_body">Lo más sorprendente es que esta red no solo explora el espacio de formas posibles, sino también el espacio de comportamientos posibles. Cada organismo no es solo una estructura física: es un conjunto de acciones, de estrategias, de respuestas. La vida experimenta con formas de moverse, de alimentarse, de defenderse, de cooperar. La inteligencia que observamos en los organismos —desde la orientación de una planta hacia la luz hasta la complejidad del cerebro humano— es un efecto local de un proceso global. La vida no solo construye cuerpos: construye comportamientos. Y lo hace utilizando la misma red de variaciones concurrentes que utiliza para construir estructuras físicas.</text:p>
      <text:p text:style-name="Text_20_body">Desde esta perspectiva, el ADN no es solo una molécula que almacena información. Es el generador de una arquitectura lógica distribuida. Es el origen de un sistema de cálculo que opera a escala planetaria. Es la base material de una inteligencia que no pertenece a ningún individuo, sino a la vida en su conjunto. La vida es inteligente porque el ADN crea una red que explora exhaustivamente el espacio de posibilidades. Y esa red es, hasta donde sabemos, la forma más poderosa de inteligencia que existe.</text:p>
      <text:p text:style-name="Horizontal_20_Line"/>
      <text:p text:style-name="Text_20_body">¿Quieres que ahora integremos este párrafo dentro del capítulo del ADN, o prefieres que lo transformemos en una sección independiente titulada “La arquitectura del ADN” o “La red de la vida”?</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3-01T10:12:58.050000000</meta:creation-date>
    <dc:date>2026-03-01T10:21:22.210000000</dc:date>
    <meta:editing-duration>PT8M24S</meta:editing-duration>
    <meta:editing-cycles>1</meta:editing-cycles>
    <meta:document-statistic meta:table-count="0" meta:image-count="0" meta:object-count="0" meta:page-count="3" meta:paragraph-count="12" meta:word-count="1112" meta:character-count="6956" meta:non-whitespace-character-count="5856"/>
    <meta:generator>LibreOffice/7.3.5.2$Windows_X86_64 LibreOffice_project/184fe81b8c8c30d8b5082578aee2fed2ea847c01</meta:generator>
  </office:meta>
</office:document-meta>
</file>